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6.79mm"/>
    </style:style>
    <style:style style:name="co2" style:family="table-column">
      <style:table-column-properties fo:break-before="auto" style:column-width="49.37mm"/>
    </style:style>
    <style:style style:name="co3" style:family="table-column">
      <style:table-column-properties fo:break-before="auto" style:column-width="69.8mm"/>
    </style:style>
    <style:style style:name="co4" style:family="table-column">
      <style:table-column-properties fo:break-before="auto" style:column-width="47.73mm"/>
    </style:style>
    <style:style style:name="co5" style:family="table-column">
      <style:table-column-properties fo:break-before="auto" style:column-width="125.36mm"/>
    </style:style>
    <style:style style:name="co6" style:family="table-column">
      <style:table-column-properties fo:break-before="auto" style:column-width="61.35mm"/>
    </style:style>
    <style:style style:name="co7" style:family="table-column">
      <style:table-column-properties fo:break-before="auto" style:column-width="40.38mm"/>
    </style:style>
    <style:style style:name="co8" style:family="table-column">
      <style:table-column-properties fo:break-before="auto" style:column-width="67.61mm"/>
    </style:style>
    <style:style style:name="co9" style:family="table-column">
      <style:table-column-properties fo:break-before="auto" style:column-width="92.3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cc66ff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Aver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3" table:default-cell-style-name="Default"/>
        <table:table-row table:style-name="ro1">
          <table:table-cell office:value-type="string" calcext:value-type="string">
            <text:p>Average data for different network sizes with different number of simulationous nod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Here we are only chaning the number of simulatinous connections to other n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rple is default bitcoin setting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work size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connections </text:p>
          </table:table-cell>
          <table:table-cell office:value-type="string" calcext:value-type="string">
            <text:p>Avg. size Node list recieved <text:s/></text:p>
          </table:table-cell>
          <table:table-cell office:value-type="string" calcext:value-type="string">
            <text:p>Number of nodes queried to find all nodes </text:p>
          </table:table-cell>
          <table:table-cell office:value-type="string" calcext:value-type="string">
            <text:p>Time taken to find all nodes </text:p>
          </table:table-cell>
          <table:table-cell office:value-type="string" calcext:value-type="string">
            <text:p>Difference between previous and current (time taken for all nodes to be found)</text:p>
          </table:table-cell>
          <table:table-cell office:value-type="string" calcext:value-type="string">
            <text:p><text:s text:c="2"/>Time take to test all nodes if online </text:p>
          </table:table-cell>
          <table:table-cell office:value-type="string" calcext:value-type="string">
            <text:p>Number of nodes online</text:p>
          </table:table-cell>
          <table:table-cell office:value-type="string" calcext:value-type="string">
            <text:p>Number of nodes offline</text:p>
          </table:table-cell>
          <table:table-cell table:number-columns-repeated="2"/>
          <table:table-cell office:value-type="string" calcext:value-type="string">
            <text:p>Percentage of nodes queried compared to whole network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4.48" calcext:value-type="float">
            <text:p>14.48</text:p>
          </table:table-cell>
          <table:table-cell office:value-type="float" office:value="100983.05" calcext:value-type="float">
            <text:p>100983.05</text:p>
          </table:table-cell>
          <table:table-cell/>
          <table:table-cell office:value-type="float" office:value="754749" calcext:value-type="float">
            <text:p>754749</text:p>
          </table:table-cell>
          <table:table-cell office:value-type="float" office:value="40.91" calcext:value-type="float">
            <text:p>40.91</text:p>
          </table:table-cell>
          <table:table-cell office:value-type="float" office:value="60.66" calcext:value-type="float">
            <text:p>60.6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4.93" calcext:value-type="float">
            <text:p>14.93</text:p>
          </table:table-cell>
          <table:table-cell office:value-type="float" office:value="56771.45" calcext:value-type="float">
            <text:p>56771.45</text:p>
          </table:table-cell>
          <table:table-cell table:formula="of:=[.D9]/[.D10]" office:value-type="float" office:value="1.77876467837267" calcext:value-type="float">
            <text:p>1.7787646784</text:p>
          </table:table-cell>
          <table:table-cell office:value-type="float" office:value="448875.32" calcext:value-type="float">
            <text:p>448875.32</text:p>
          </table:table-cell>
          <table:table-cell office:value-type="float" office:value="40.37" calcext:value-type="float">
            <text:p>40.37</text:p>
          </table:table-cell>
          <table:table-cell office:value-type="float" office:value="61.35" calcext:value-type="float">
            <text:p>61.35</text:p>
          </table:table-cell>
          <table:table-cell table:number-columns-repeated="2"/>
          <table:table-cell office:value-type="float" office:value="0.1493" calcext:value-type="float">
            <text:p>0.1493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.04" calcext:value-type="float">
            <text:p>15.04</text:p>
          </table:table-cell>
          <table:table-cell table:style-name="ce4" office:value-type="float" office:value="31755.35" calcext:value-type="float">
            <text:p>31755.35</text:p>
          </table:table-cell>
          <table:table-cell table:formula="of:=[.D10]/[.D11]" office:value-type="float" office:value="1.78777591807365" calcext:value-type="float">
            <text:p>1.7877759181</text:p>
          </table:table-cell>
          <table:table-cell table:style-name="ce2" office:value-type="float" office:value="275368.6" calcext:value-type="float">
            <text:p>275368.6</text:p>
          </table:table-cell>
          <table:table-cell table:style-name="ce2" office:value-type="float" office:value="40.56" calcext:value-type="float">
            <text:p>40.56</text:p>
          </table:table-cell>
          <table:table-cell table:style-name="ce2" office:value-type="float" office:value="61.21" calcext:value-type="float">
            <text:p>61.21</text:p>
          </table:table-cell>
          <table:table-cell table:number-columns-repeated="2"/>
          <table:table-cell office:value-type="float" office:value="0.1504" calcext:value-type="float">
            <text:p>0.1504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052.27" calcext:value-type="float">
            <text:p>30052.27</text:p>
          </table:table-cell>
          <table:table-cell office:value-type="float" office:value="42.05" calcext:value-type="float">
            <text:p>42.05</text:p>
          </table:table-cell>
          <table:table-cell office:value-type="float" office:value="59.52" calcext:value-type="float">
            <text:p>59.52</text:p>
          </table:table-cell>
          <table:table-cell table:number-columns-repeated="2"/>
          <table:table-cell office:value-type="float" office:value="0.1414" calcext:value-type="float">
            <text:p>0.1414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5.09" calcext:value-type="float">
            <text:p>15.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889.92" calcext:value-type="float">
            <text:p>889.92</text:p>
          </table:table-cell>
          <table:table-cell office:value-type="float" office:value="41.43" calcext:value-type="float">
            <text:p>41.43</text:p>
          </table:table-cell>
          <table:table-cell office:value-type="float" office:value="60.23" calcext:value-type="float">
            <text:p>60.23</text:p>
          </table:table-cell>
          <table:table-cell table:number-columns-repeated="2"/>
          <table:table-cell office:value-type="float" office:value="0.1509" calcext:value-type="float">
            <text:p>0.1509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etwork size 5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connections </text:p>
          </table:table-cell>
          <table:table-cell office:value-type="string" calcext:value-type="string">
            <text:p>Avg. size Node list recieved <text:s/></text:p>
          </table:table-cell>
          <table:table-cell office:value-type="string" calcext:value-type="string">
            <text:p>Number of nodes queried to find all nodes </text:p>
          </table:table-cell>
          <table:table-cell office:value-type="string" calcext:value-type="string">
            <text:p>Time taken to find all nodes </text:p>
          </table:table-cell>
          <table:table-cell office:value-type="string" calcext:value-type="string">
            <text:p>Difference between previous and current</text:p>
          </table:table-cell>
          <table:table-cell office:value-type="string" calcext:value-type="string">
            <text:p><text:s text:c="2"/>Time take to test all nodes if online </text:p>
          </table:table-cell>
          <table:table-cell office:value-type="string" calcext:value-type="string">
            <text:p>Number of nodes online</text:p>
          </table:table-cell>
          <table:table-cell office:value-type="string" calcext:value-type="string">
            <text:p>Number of nodes offline</text:p>
          </table:table-cell>
          <table:table-cell table:number-columns-repeated="2"/>
          <table:table-cell office:value-type="string" calcext:value-type="string">
            <text:p>Percentage of nodes queried compared to whole network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4.04" calcext:value-type="float">
            <text:p>64.04</text:p>
          </table:table-cell>
          <table:table-cell office:value-type="float" office:value="466390.09" calcext:value-type="float">
            <text:p>466390.09</text:p>
          </table:table-cell>
          <table:table-cell/>
          <table:table-cell office:value-type="float" office:value="3700256.67" calcext:value-type="float">
            <text:p>3700256.67</text:p>
          </table:table-cell>
          <table:table-cell office:value-type="float" office:value="200.77" calcext:value-type="float">
            <text:p>200.77</text:p>
          </table:table-cell>
          <table:table-cell office:value-type="float" office:value="300.96" calcext:value-type="float">
            <text:p>300.96</text:p>
          </table:table-cell>
          <table:table-cell table:number-columns-repeated="2"/>
          <table:table-cell office:value-type="float" office:value="0.1281" calcext:value-type="float">
            <text:p>0.1281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3.39" calcext:value-type="float">
            <text:p>63.39</text:p>
          </table:table-cell>
          <table:table-cell office:value-type="float" office:value="270946.19" calcext:value-type="float">
            <text:p>270946.19</text:p>
          </table:table-cell>
          <table:table-cell table:formula="of:=[.D18]/[.D19]" office:value-type="float" office:value="1.72133843255002" calcext:value-type="float">
            <text:p>1.7213384326</text:p>
          </table:table-cell>
          <table:table-cell office:value-type="float" office:value="2218544.15" calcext:value-type="float">
            <text:p>2218544.15</text:p>
          </table:table-cell>
          <table:table-cell office:value-type="float" office:value="201.8" calcext:value-type="float">
            <text:p>201.8</text:p>
          </table:table-cell>
          <table:table-cell office:value-type="float" office:value="300.24" calcext:value-type="float">
            <text:p>300.24</text:p>
          </table:table-cell>
          <table:table-cell table:number-columns-repeated="2"/>
          <table:table-cell office:value-type="float" office:value="0.1268" calcext:value-type="float">
            <text:p>0.1268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3.84" calcext:value-type="float">
            <text:p>63.84</text:p>
          </table:table-cell>
          <table:table-cell table:style-name="ce2" office:value-type="float" office:value="166138.68" calcext:value-type="float">
            <text:p>166138.68</text:p>
          </table:table-cell>
          <table:table-cell table:formula="of:=[.D19]/[.D20]" office:value-type="float" office:value="1.63084352180961" calcext:value-type="float">
            <text:p>1.6308435218</text:p>
          </table:table-cell>
          <table:table-cell table:style-name="ce2" office:value-type="float" office:value="1379650.26" calcext:value-type="float">
            <text:p>1379650.26</text:p>
          </table:table-cell>
          <table:table-cell table:style-name="ce2" office:value-type="float" office:value="200.55" calcext:value-type="float">
            <text:p>200.55</text:p>
          </table:table-cell>
          <table:table-cell table:style-name="ce2" office:value-type="float" office:value="301.08" calcext:value-type="float">
            <text:p>301.08</text:p>
          </table:table-cell>
          <table:table-cell table:number-columns-repeated="2"/>
          <table:table-cell office:value-type="float" office:value="0.1277" calcext:value-type="float">
            <text:p>0.1277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62.88" calcext:value-type="float">
            <text:p>62.88</text:p>
          </table:table-cell>
          <table:table-cell table:style-name="ce4" office:value-type="float" office:value="12018.37" calcext:value-type="float">
            <text:p>12018.37</text:p>
          </table:table-cell>
          <table:table-cell table:style-name="ce5" table:formula="of:=[.D20]/[.D21]" office:value-type="float" office:value="13.8237281761171" calcext:value-type="float">
            <text:p>13.8237281761</text:p>
          </table:table-cell>
          <table:table-cell office:value-type="float" office:value="209101.29" calcext:value-type="float">
            <text:p>209101.29</text:p>
          </table:table-cell>
          <table:table-cell office:value-type="float" office:value="202.28" calcext:value-type="float">
            <text:p>202.28</text:p>
          </table:table-cell>
          <table:table-cell office:value-type="float" office:value="299.75" calcext:value-type="float">
            <text:p>299.75</text:p>
          </table:table-cell>
          <table:table-cell table:number-columns-repeated="2"/>
          <table:table-cell office:value-type="float" office:value="0.1258" calcext:value-type="float">
            <text:p>0.1258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64.12" calcext:value-type="float">
            <text:p>64.12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96460.77" calcext:value-type="float">
            <text:p>96460.77</text:p>
          </table:table-cell>
          <table:table-cell office:value-type="float" office:value="199.37" calcext:value-type="float">
            <text:p>199.37</text:p>
          </table:table-cell>
          <table:table-cell office:value-type="float" office:value="302.43" calcext:value-type="float">
            <text:p>302.43</text:p>
          </table:table-cell>
          <table:table-cell table:number-columns-repeated="2"/>
          <table:table-cell office:value-type="float" office:value="0.1282" calcext:value-type="float">
            <text:p>0.128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work size 1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connections </text:p>
          </table:table-cell>
          <table:table-cell office:value-type="string" calcext:value-type="string">
            <text:p>Avg. size Node list recieved <text:s/></text:p>
          </table:table-cell>
          <table:table-cell office:value-type="string" calcext:value-type="string">
            <text:p>Number of nodes queried to find all nodes </text:p>
          </table:table-cell>
          <table:table-cell office:value-type="string" calcext:value-type="string">
            <text:p>Time taken to find all nodes </text:p>
          </table:table-cell>
          <table:table-cell office:value-type="string" calcext:value-type="string">
            <text:p>Difference between previous and current</text:p>
          </table:table-cell>
          <table:table-cell office:value-type="string" calcext:value-type="string">
            <text:p><text:s text:c="2"/>Time take to test all nodes if online </text:p>
          </table:table-cell>
          <table:table-cell office:value-type="string" calcext:value-type="string">
            <text:p>Number of nodes online</text:p>
          </table:table-cell>
          <table:table-cell office:value-type="string" calcext:value-type="string">
            <text:p>Number of nodes offline</text:p>
          </table:table-cell>
          <table:table-cell table:number-columns-repeated="2"/>
          <table:table-cell office:value-type="string" calcext:value-type="string">
            <text:p>Percentage of nodes queried compared to whole network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31.4" calcext:value-type="float">
            <text:p>131.4</text:p>
          </table:table-cell>
          <table:table-cell office:value-type="float" office:value="960693.11" calcext:value-type="float">
            <text:p>960693.11</text:p>
          </table:table-cell>
          <table:table-cell/>
          <table:table-cell office:value-type="float" office:value="7404191.15" calcext:value-type="float">
            <text:p>7404191.15</text:p>
          </table:table-cell>
          <table:table-cell office:value-type="float" office:value="399.21" calcext:value-type="float">
            <text:p>399.21</text:p>
          </table:table-cell>
          <table:table-cell office:value-type="float" office:value="602.56" calcext:value-type="float">
            <text:p>602.56</text:p>
          </table:table-cell>
          <table:table-cell table:number-columns-repeated="2"/>
          <table:table-cell office:value-type="float" office:value="0.1314" calcext:value-type="float">
            <text:p>0.1314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35.41" calcext:value-type="float">
            <text:p>135.41</text:p>
          </table:table-cell>
          <table:table-cell office:value-type="float" office:value="595488.97" calcext:value-type="float">
            <text:p>595488.97</text:p>
          </table:table-cell>
          <table:table-cell table:formula="of:=[.D26]/[.D27]" office:value-type="float" office:value="1.61328447443787" calcext:value-type="float">
            <text:p>1.6132844744</text:p>
          </table:table-cell>
          <table:table-cell office:value-type="float" office:value="4447316.69" calcext:value-type="float">
            <text:p>4447316.69</text:p>
          </table:table-cell>
          <table:table-cell office:value-type="float" office:value="398.32" calcext:value-type="float">
            <text:p>398.32</text:p>
          </table:table-cell>
          <table:table-cell office:value-type="float" office:value="603.46" calcext:value-type="float">
            <text:p>603.46</text:p>
          </table:table-cell>
          <table:table-cell table:number-columns-repeated="2"/>
          <table:table-cell office:value-type="float" office:value="0.1354" calcext:value-type="float">
            <text:p>0.1354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3.06" calcext:value-type="float">
            <text:p>133.06</text:p>
          </table:table-cell>
          <table:table-cell table:style-name="ce2" office:value-type="float" office:value="357154.59" calcext:value-type="float">
            <text:p>357154.59</text:p>
          </table:table-cell>
          <table:table-cell table:formula="of:=[.D27]/[.D28]" office:value-type="float" office:value="1.66731434138926" calcext:value-type="float">
            <text:p>1.6673143414</text:p>
          </table:table-cell>
          <table:table-cell table:style-name="ce2" office:value-type="float" office:value="2766252.2" calcext:value-type="float">
            <text:p>2766252.2</text:p>
          </table:table-cell>
          <table:table-cell table:style-name="ce2" office:value-type="float" office:value="399.95" calcext:value-type="float">
            <text:p>399.95</text:p>
          </table:table-cell>
          <table:table-cell table:style-name="ce2" office:value-type="float" office:value="601.91" calcext:value-type="float">
            <text:p>601.91</text:p>
          </table:table-cell>
          <table:table-cell table:number-columns-repeated="2"/>
          <table:table-cell office:value-type="float" office:value="0.1331" calcext:value-type="float">
            <text:p>0.1331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32.23" calcext:value-type="float">
            <text:p>132.23</text:p>
          </table:table-cell>
          <table:table-cell office:value-type="float" office:value="44397.17" calcext:value-type="float">
            <text:p>44397.17</text:p>
          </table:table-cell>
          <table:table-cell table:style-name="ce5" table:formula="of:=[.D28]/[.D29]" office:value-type="float" office:value="8.04453504581486" calcext:value-type="float">
            <text:p>8.0445350458</text:p>
          </table:table-cell>
          <table:table-cell office:value-type="float" office:value="430427.81" calcext:value-type="float">
            <text:p>430427.81</text:p>
          </table:table-cell>
          <table:table-cell office:value-type="float" office:value="400.14" calcext:value-type="float">
            <text:p>400.14</text:p>
          </table:table-cell>
          <table:table-cell office:value-type="float" office:value="601.65" calcext:value-type="float">
            <text:p>601.65</text:p>
          </table:table-cell>
          <table:table-cell table:number-columns-repeated="2"/>
          <table:table-cell office:value-type="float" office:value="0.1322" calcext:value-type="float">
            <text:p>0.1322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34.04" calcext:value-type="float">
            <text:p>134.04</text:p>
          </table:table-cell>
          <table:table-cell table:style-name="ce4" office:value-type="float" office:value="16192.88" calcext:value-type="float">
            <text:p>16192.88</text:p>
          </table:table-cell>
          <table:table-cell table:formula="of:=[.D29]/[.D30]" office:value-type="float" office:value="2.74177107469456" calcext:value-type="float">
            <text:p>2.7417710747</text:p>
          </table:table-cell>
          <table:table-cell table:style-name="ce4" office:value-type="float" office:value="208364.95" calcext:value-type="float">
            <text:p>208364.95</text:p>
          </table:table-cell>
          <table:table-cell office:value-type="float" office:value="402.1" calcext:value-type="float">
            <text:p>402.1</text:p>
          </table:table-cell>
          <table:table-cell office:value-type="float" office:value="599.65" calcext:value-type="float">
            <text:p>599.65</text:p>
          </table:table-cell>
          <table:table-cell table:number-columns-repeated="2"/>
          <table:table-cell office:value-type="float" office:value="0.134" calcext:value-type="float">
            <text:p>0.13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work size 5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connections </text:p>
          </table:table-cell>
          <table:table-cell office:value-type="string" calcext:value-type="string">
            <text:p>Avg. size Node list recieved <text:s/></text:p>
          </table:table-cell>
          <table:table-cell office:value-type="string" calcext:value-type="string">
            <text:p>Number of nodes queried to find all nodes </text:p>
          </table:table-cell>
          <table:table-cell office:value-type="string" calcext:value-type="string">
            <text:p>Time taken to find all nodes </text:p>
          </table:table-cell>
          <table:table-cell office:value-type="string" calcext:value-type="string">
            <text:p>Difference between previous and current</text:p>
          </table:table-cell>
          <table:table-cell office:value-type="string" calcext:value-type="string">
            <text:p><text:s text:c="2"/>Time take to test all nodes if online </text:p>
          </table:table-cell>
          <table:table-cell office:value-type="string" calcext:value-type="string">
            <text:p>Number of nodes online</text:p>
          </table:table-cell>
          <table:table-cell office:value-type="string" calcext:value-type="string">
            <text:p>Number of nodes offline</text:p>
          </table:table-cell>
          <table:table-cell table:number-columns-repeated="2"/>
          <table:table-cell office:value-type="string" calcext:value-type="string">
            <text:p>Percentage of nodes queried compared to whole network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795.09" calcext:value-type="float">
            <text:p>795.09</text:p>
          </table:table-cell>
          <table:table-cell office:value-type="float" office:value="5886655.47" calcext:value-type="float">
            <text:p>5886655.47</text:p>
          </table:table-cell>
          <table:table-cell/>
          <table:table-cell office:value-type="float" office:value="36966423.66" calcext:value-type="float">
            <text:p>36966423.66</text:p>
          </table:table-cell>
          <table:table-cell office:value-type="float" office:value="1990" calcext:value-type="float">
            <text:p>1990</text:p>
          </table:table-cell>
          <table:table-cell office:value-type="float" office:value="3011.77" calcext:value-type="float">
            <text:p>3011.77</text:p>
          </table:table-cell>
          <table:table-cell table:number-columns-repeated="2"/>
          <table:table-cell office:value-type="float" office:value="0.159" calcext:value-type="float">
            <text:p>0.159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777.71" calcext:value-type="float">
            <text:p>777.71</text:p>
          </table:table-cell>
          <table:table-cell office:value-type="float" office:value="3429111.97" calcext:value-type="float">
            <text:p>3429111.97</text:p>
          </table:table-cell>
          <table:table-cell table:formula="of:=[.D34]/[.D35]" office:value-type="float" office:value="1.71667053205031" calcext:value-type="float">
            <text:p>1.7166705321</text:p>
          </table:table-cell>
          <table:table-cell office:value-type="float" office:value="22134038.45" calcext:value-type="float">
            <text:p>22134038.45</text:p>
          </table:table-cell>
          <table:table-cell office:value-type="float" office:value="2000.33" calcext:value-type="float">
            <text:p>2000.33</text:p>
          </table:table-cell>
          <table:table-cell office:value-type="float" office:value="3001.29" calcext:value-type="float">
            <text:p>3001.29</text:p>
          </table:table-cell>
          <table:table-cell table:number-columns-repeated="2"/>
          <table:table-cell office:value-type="float" office:value="0.1555" calcext:value-type="float">
            <text:p>0.1555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774.92" calcext:value-type="float">
            <text:p>774.92</text:p>
          </table:table-cell>
          <table:table-cell table:style-name="ce2" office:value-type="float" office:value="2131091.61" calcext:value-type="float">
            <text:p>2131091.61</text:p>
          </table:table-cell>
          <table:table-cell table:formula="of:=[.D35]/[.D36]" office:value-type="float" office:value="1.60908707720922" calcext:value-type="float">
            <text:p>1.6090870772</text:p>
          </table:table-cell>
          <table:table-cell table:style-name="ce2" office:value-type="float" office:value="13827397.74" calcext:value-type="float">
            <text:p>13827397.74</text:p>
          </table:table-cell>
          <table:table-cell table:style-name="ce2" office:value-type="float" office:value="2000.92" calcext:value-type="float">
            <text:p>2000.92</text:p>
          </table:table-cell>
          <table:table-cell table:style-name="ce2" office:value-type="float" office:value="3000.65" calcext:value-type="float">
            <text:p>3000.65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80.4" calcext:value-type="float">
            <text:p>780.4</text:p>
          </table:table-cell>
          <table:table-cell office:value-type="float" office:value="332043.11" calcext:value-type="float">
            <text:p>332043.11</text:p>
          </table:table-cell>
          <table:table-cell table:formula="of:=[.D36]/[.D37]" office:value-type="float" office:value="6.41811724387234" calcext:value-type="float">
            <text:p>6.4181172439</text:p>
          </table:table-cell>
          <table:table-cell office:value-type="float" office:value="2197987.82" calcext:value-type="float">
            <text:p>2197987.82</text:p>
          </table:table-cell>
          <table:table-cell office:value-type="float" office:value="2006.72" calcext:value-type="float">
            <text:p>2006.72</text:p>
          </table:table-cell>
          <table:table-cell office:value-type="float" office:value="2994.83" calcext:value-type="float">
            <text:p>2994.83</text:p>
          </table:table-cell>
          <table:table-cell table:number-columns-repeated="2"/>
          <table:table-cell office:value-type="float" office:value="0.1561" calcext:value-type="float">
            <text:p>0.156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779.15" calcext:value-type="float">
            <text:p>779.15</text:p>
          </table:table-cell>
          <table:table-cell table:style-name="ce4" office:value-type="float" office:value="158595.13" calcext:value-type="float">
            <text:p>158595.13</text:p>
          </table:table-cell>
          <table:table-cell table:formula="of:=[.D37]/[.D38]" office:value-type="float" office:value="2.09365262350742" calcext:value-type="float">
            <text:p>2.0936526235</text:p>
          </table:table-cell>
          <table:table-cell table:style-name="ce4" office:value-type="float" office:value="1094032.29" calcext:value-type="float">
            <text:p>1094032.29</text:p>
          </table:table-cell>
          <table:table-cell office:value-type="float" office:value="1999.22" calcext:value-type="float">
            <text:p>1999.22</text:p>
          </table:table-cell>
          <table:table-cell office:value-type="float" office:value="3002.37" calcext:value-type="float">
            <text:p>3002.37</text:p>
          </table:table-cell>
          <table:table-cell table:number-columns-repeated="2"/>
          <table:table-cell office:value-type="float" office:value="0.1558" calcext:value-type="float">
            <text:p>0.155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work size 1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connections </text:p>
          </table:table-cell>
          <table:table-cell office:value-type="string" calcext:value-type="string">
            <text:p>Avg. size Node list recieved <text:s/></text:p>
          </table:table-cell>
          <table:table-cell office:value-type="string" calcext:value-type="string">
            <text:p>Number of nodes queried to find all nodes </text:p>
          </table:table-cell>
          <table:table-cell office:value-type="string" calcext:value-type="string">
            <text:p>Time taken to find all nodes </text:p>
          </table:table-cell>
          <table:table-cell office:value-type="string" calcext:value-type="string">
            <text:p>Difference between previous and current</text:p>
          </table:table-cell>
          <table:table-cell office:value-type="string" calcext:value-type="string">
            <text:p><text:s text:c="2"/>Time take to test all nodes if online </text:p>
          </table:table-cell>
          <table:table-cell office:value-type="string" calcext:value-type="string">
            <text:p>Number of nodes online</text:p>
          </table:table-cell>
          <table:table-cell office:value-type="string" calcext:value-type="string">
            <text:p>Number of nodes offline</text:p>
          </table:table-cell>
          <table:table-cell table:number-columns-repeated="2"/>
          <table:table-cell office:value-type="string" calcext:value-type="string">
            <text:p>Percentage of nodes queried compared to whole network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685.64" calcext:value-type="float">
            <text:p>1685.64</text:p>
          </table:table-cell>
          <table:table-cell office:value-type="float" office:value="12407663.88" calcext:value-type="float">
            <text:p>12407663.88</text:p>
          </table:table-cell>
          <table:table-cell/>
          <table:table-cell office:value-type="float" office:value="73734643.32" calcext:value-type="float">
            <text:p>73734643.32</text:p>
          </table:table-cell>
          <table:table-cell office:value-type="float" office:value="4008.48" calcext:value-type="float">
            <text:p>4008.48</text:p>
          </table:table-cell>
          <table:table-cell office:value-type="float" office:value="5993.04" calcext:value-type="float">
            <text:p>5993.04</text:p>
          </table:table-cell>
          <table:table-cell table:number-columns-repeated="2"/>
          <table:table-cell office:value-type="float" office:value="0.1686" calcext:value-type="float">
            <text:p>0.1686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697.59" calcext:value-type="float">
            <text:p>1697.59</text:p>
          </table:table-cell>
          <table:table-cell office:value-type="float" office:value="7513970.04" calcext:value-type="float">
            <text:p>7513970.04</text:p>
          </table:table-cell>
          <table:table-cell table:formula="of:=[.D42]/[.D43]" office:value-type="float" office:value="1.65127939211214" calcext:value-type="float">
            <text:p>1.6512793921</text:p>
          </table:table-cell>
          <table:table-cell office:value-type="float" office:value="44273953.8" calcext:value-type="float">
            <text:p>44273953.8</text:p>
          </table:table-cell>
          <table:table-cell office:value-type="float" office:value="3998.74" calcext:value-type="float">
            <text:p>3998.74</text:p>
          </table:table-cell>
          <table:table-cell office:value-type="float" office:value="6002.75" calcext:value-type="float">
            <text:p>6002.75</text:p>
          </table:table-cell>
          <table:table-cell table:number-columns-repeated="2"/>
          <table:table-cell office:value-type="float" office:value="0.1698" calcext:value-type="float">
            <text:p>0.1698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705.07" calcext:value-type="float">
            <text:p>1705.07</text:p>
          </table:table-cell>
          <table:table-cell table:style-name="ce2" office:value-type="float" office:value="4712494.46" calcext:value-type="float">
            <text:p>4712494.46</text:p>
          </table:table-cell>
          <table:table-cell table:formula="of:=[.D43]/[.D44]" office:value-type="float" office:value="1.59447827552459" calcext:value-type="float">
            <text:p>1.5944782755</text:p>
          </table:table-cell>
          <table:table-cell table:style-name="ce2" office:value-type="float" office:value="27646200.2" calcext:value-type="float">
            <text:p>27646200.2</text:p>
          </table:table-cell>
          <table:table-cell table:style-name="ce2" office:value-type="float" office:value="4008.42" calcext:value-type="float">
            <text:p>4008.42</text:p>
          </table:table-cell>
          <table:table-cell table:style-name="ce2" office:value-type="float" office:value="5993.08" calcext:value-type="float">
            <text:p>5993.08</text:p>
          </table:table-cell>
          <table:table-cell table:number-columns-repeated="2"/>
          <table:table-cell office:value-type="float" office:value="0.1705" calcext:value-type="float">
            <text:p>0.170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90.57" calcext:value-type="float">
            <text:p>1690.57</text:p>
          </table:table-cell>
          <table:table-cell office:value-type="float" office:value="734750.33" calcext:value-type="float">
            <text:p>734750.33</text:p>
          </table:table-cell>
          <table:table-cell table:formula="of:=[.D44]/[.D45]" office:value-type="float" office:value="6.41373575157156" calcext:value-type="float">
            <text:p>6.4137357516</text:p>
          </table:table-cell>
          <table:table-cell office:value-type="float" office:value="4415551.89" calcext:value-type="float">
            <text:p>4415551.89</text:p>
          </table:table-cell>
          <table:table-cell office:value-type="float" office:value="3997.43" calcext:value-type="float">
            <text:p>3997.43</text:p>
          </table:table-cell>
          <table:table-cell office:value-type="float" office:value="6004.01" calcext:value-type="float">
            <text:p>6004.01</text:p>
          </table:table-cell>
          <table:table-cell table:number-columns-repeated="2"/>
          <table:table-cell office:value-type="float" office:value="0.1691" calcext:value-type="float">
            <text:p>0.169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686.97" calcext:value-type="float">
            <text:p>1686.97</text:p>
          </table:table-cell>
          <table:table-cell table:style-name="ce4" office:value-type="float" office:value="359600.57" calcext:value-type="float">
            <text:p>359600.57</text:p>
          </table:table-cell>
          <table:table-cell table:formula="of:=[.D45]/[.D46]" office:value-type="float" office:value="2.04324017061486" calcext:value-type="float">
            <text:p>2.0432401706</text:p>
          </table:table-cell>
          <table:table-cell table:style-name="ce4" office:value-type="float" office:value="2198953.83" calcext:value-type="float">
            <text:p>2198953.83</text:p>
          </table:table-cell>
          <table:table-cell office:value-type="float" office:value="4006.91" calcext:value-type="float">
            <text:p>4006.91</text:p>
          </table:table-cell>
          <table:table-cell office:value-type="float" office:value="5994.6" calcext:value-type="float">
            <text:p>5994.6</text:p>
          </table:table-cell>
          <table:table-cell table:number-columns-repeated="2"/>
          <table:table-cell office:value-type="float" office:value="0.1687" calcext:value-type="float">
            <text:p>0.1687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Changing the number of nodes received per request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43.26" calcext:value-type="float">
            <text:p>31543.26</text:p>
          </table:table-cell>
          <table:table-cell office:value-type="float" office:value="5.67" calcext:value-type="float">
            <text:p>5.67</text:p>
          </table:table-cell>
          <table:table-cell office:value-type="float" office:value="9.97" calcext:value-type="float">
            <text:p>9.97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Network size 1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connections </text:p>
          </table:table-cell>
          <table:table-cell office:value-type="string" calcext:value-type="string">
            <text:p>Avg. size Node list recieved <text:s/></text:p>
          </table:table-cell>
          <table:table-cell office:value-type="string" calcext:value-type="string">
            <text:p>Number of nodes queried to find all nodes </text:p>
          </table:table-cell>
          <table:table-cell office:value-type="string" calcext:value-type="string">
            <text:p>Time taken to find all nodes </text:p>
          </table:table-cell>
          <table:table-cell office:value-type="string" calcext:value-type="string">
            <text:p>Difference between previous and current (time taken for all nodes to be found)</text:p>
          </table:table-cell>
          <table:table-cell office:value-type="string" calcext:value-type="string">
            <text:p><text:s text:c="2"/>Time take to test all nodes if online </text:p>
          </table:table-cell>
          <table:table-cell office:value-type="string" calcext:value-type="string">
            <text:p>Number of nodes online</text:p>
          </table:table-cell>
          <table:table-cell office:value-type="string" calcext:value-type="string">
            <text:p>Number of nodes offline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30353.5753424658" calcext:value-type="float">
            <text:p>30353.5753424658</text:p>
          </table:table-cell>
          <table:table-cell table:style-name="ce3" office:value-type="float" office:value="3.95890410958904" calcext:value-type="float">
            <text:p>3.9589041096</text:p>
          </table:table-cell>
          <table:table-cell table:style-name="ce3" office:value-type="float" office:value="9.95890410958904" calcext:value-type="float">
            <text:p>9.9589041096</text:p>
          </table:table-cell>
          <table:table-cell table:style-name="ce3"/>
          <table:table-cell table:style-name="ce3" office:value-type="string" calcext:value-type="string">
            <text:p>Total ailure to find all nodes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85083.2079207921" calcext:value-type="float">
            <text:p>85083.2079207921</text:p>
          </table:table-cell>
          <table:table-cell table:style-name="ce3" office:value-type="float" office:value="12.6435643564356" calcext:value-type="float">
            <text:p>12.6435643564</text:p>
          </table:table-cell>
          <table:table-cell table:style-name="ce3" office:value-type="float" office:value="21.7326732673267" calcext:value-type="float">
            <text:p>21.7326732673</text:p>
          </table:table-cell>
          <table:table-cell table:style-name="ce3"/>
          <table:table-cell table:style-name="ce3" office:value-type="string" calcext:value-type="string">
            <text:p>Total ailure to find all nodes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2031837.98863636" calcext:value-type="float">
            <text:p>2031837.98863636</text:p>
          </table:table-cell>
          <table:table-cell table:style-name="ce3" office:value-type="float" office:value="291.795454545455" calcext:value-type="float">
            <text:p>291.7954545455</text:p>
          </table:table-cell>
          <table:table-cell table:style-name="ce3" office:value-type="float" office:value="444.761363636364" calcext:value-type="float">
            <text:p>444.7613636364</text:p>
          </table:table-cell>
          <table:table-cell table:style-name="ce3"/>
          <table:table-cell table:style-name="ce3" office:value-type="string" calcext:value-type="string">
            <text:p>Total ailure to find all nodes</text:p>
          </table:table-cell>
          <table:table-cell table:number-columns-repeated="1014"/>
        </table:table-row>
        <table:table-row table:style-name="ro1"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998.333333333333" calcext:value-type="float">
            <text:p>998.3333333333</text:p>
          </table:table-cell>
          <table:table-cell table:style-name="ce3" office:value-type="float" office:value="2725923.83333333" calcext:value-type="float">
            <text:p>2725923.83333333</text:p>
          </table:table-cell>
          <table:table-cell table:style-name="ce3"/>
          <table:table-cell table:style-name="ce3" office:value-type="float" office:value="2741903" calcext:value-type="float">
            <text:p>2741903</text:p>
          </table:table-cell>
          <table:table-cell table:style-name="ce3" office:value-type="float" office:value="412.833333333333" calcext:value-type="float">
            <text:p>412.8333333333</text:p>
          </table:table-cell>
          <table:table-cell table:style-name="ce3" office:value-type="float" office:value="588.833333333333" calcext:value-type="float">
            <text:p>588.8333333333</text:p>
          </table:table-cell>
          <table:table-cell table:style-name="ce3" office:value-type="string" calcext:value-type="string">
            <text:p>Only average results which was received</text:p>
          </table:table-cell>
          <table:table-cell table:style-name="ce3" office:value-type="string" calcext:value-type="string">
            <text:p>Failure to find all nodes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98.166666666667" calcext:value-type="float">
            <text:p>998.1666666667</text:p>
          </table:table-cell>
          <table:table-cell table:style-name="ce3" office:value-type="float" office:value="2722414.52380952" calcext:value-type="float">
            <text:p>2722414.52380952</text:p>
          </table:table-cell>
          <table:table-cell table:style-name="ce3" table:formula="of:=[.D70]/[.D71]" office:value-type="float" office:value="1.00128904305098" calcext:value-type="float">
            <text:p>1.0012890431</text:p>
          </table:table-cell>
          <table:table-cell table:style-name="ce3" office:value-type="float" office:value="2736682.5" calcext:value-type="float">
            <text:p>2736682.5</text:p>
          </table:table-cell>
          <table:table-cell table:style-name="ce3" office:value-type="float" office:value="410.5" calcext:value-type="float">
            <text:p>410.5</text:p>
          </table:table-cell>
          <table:table-cell table:style-name="ce3" office:value-type="float" office:value="591.190476190476" calcext:value-type="float">
            <text:p>591.1904761905</text:p>
          </table:table-cell>
          <table:table-cell table:style-name="ce3" office:value-type="string" calcext:value-type="string">
            <text:p>Only average results which was received</text:p>
          </table:table-cell>
          <table:table-cell table:style-name="ce3" office:value-type="string" calcext:value-type="string">
            <text:p>Failure to find all nodes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97.71" calcext:value-type="float">
            <text:p>997.71</text:p>
          </table:table-cell>
          <table:table-cell table:style-name="ce3" office:value-type="float" office:value="2737561.15" calcext:value-type="float">
            <text:p>2737561.15</text:p>
          </table:table-cell>
          <table:table-cell table:style-name="ce3" table:formula="of:=[.D71]/[.D72]" office:value-type="float" office:value="0.994467109459646" calcext:value-type="float">
            <text:p>0.9944671095</text:p>
          </table:table-cell>
          <table:table-cell table:style-name="ce3" office:value-type="float" office:value="2752208.15" calcext:value-type="float">
            <text:p>2752208.15</text:p>
          </table:table-cell>
          <table:table-cell table:style-name="ce3" office:value-type="float" office:value="405.67" calcext:value-type="float">
            <text:p>405.67</text:p>
          </table:table-cell>
          <table:table-cell table:style-name="ce3" office:value-type="float" office:value="595.97" calcext:value-type="float">
            <text:p>595.97</text:p>
          </table:table-cell>
          <table:table-cell table:style-name="ce3" office:value-type="string" calcext:value-type="string">
            <text:p>Only average results which was received</text:p>
          </table:table-cell>
          <table:table-cell table:style-name="ce3" office:value-type="string" calcext:value-type="string">
            <text:p>Failure to find all nodes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87.2424242424" calcext:value-type="float">
            <text:p>487.2424242424</text:p>
          </table:table-cell>
          <table:table-cell office:value-type="float" office:value="1337512.78787879" calcext:value-type="float">
            <text:p>1337512.78787879</text:p>
          </table:table-cell>
          <table:table-cell table:formula="of:=[.D72]/[.D73]" office:value-type="float" office:value="2.04675512249987" calcext:value-type="float">
            <text:p>2.0467551225</text:p>
          </table:table-cell>
          <table:table-cell office:value-type="float" office:value="2758996.81818182" calcext:value-type="float">
            <text:p>2758996.81818182</text:p>
          </table:table-cell>
          <table:table-cell office:value-type="float" office:value="402.898989899" calcext:value-type="float">
            <text:p>402.898989899</text:p>
          </table:table-cell>
          <table:table-cell office:value-type="float" office:value="598.404040404" calcext:value-type="float">
            <text:p>598.40404040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29.7920792079" calcext:value-type="float">
            <text:p>129.7920792079</text:p>
          </table:table-cell>
          <table:table-cell office:value-type="float" office:value="345163.544554455" calcext:value-type="float">
            <text:p>345163.544554455</text:p>
          </table:table-cell>
          <table:table-cell table:formula="of:=[.D73]/[.D74]" office:value-type="float" office:value="3.87501174147832" calcext:value-type="float">
            <text:p>3.8750117415</text:p>
          </table:table-cell>
          <table:table-cell office:value-type="float" office:value="2764725.40594059" calcext:value-type="float">
            <text:p>2764725.40594059</text:p>
          </table:table-cell>
          <table:table-cell office:value-type="float" office:value="401.1188118812" calcext:value-type="float">
            <text:p>401.1188118812</text:p>
          </table:table-cell>
          <table:table-cell office:value-type="float" office:value="600.4356435644" calcext:value-type="float">
            <text:p>600.435643564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59.2142857143" calcext:value-type="float">
            <text:p>59.2142857143</text:p>
          </table:table-cell>
          <table:table-cell office:value-type="float" office:value="153766.928571429" calcext:value-type="float">
            <text:p>153766.928571429</text:p>
          </table:table-cell>
          <table:table-cell table:formula="of:=[.D74]/[.D75]" office:value-type="float" office:value="2.24471898971512" calcext:value-type="float">
            <text:p>2.2447189897</text:p>
          </table:table-cell>
          <table:table-cell office:value-type="float" office:value="2766937.81632653" calcext:value-type="float">
            <text:p>2766937.81632653</text:p>
          </table:table-cell>
          <table:table-cell office:value-type="float" office:value="400.2142857143" calcext:value-type="float">
            <text:p>400.2142857143</text:p>
          </table:table-cell>
          <table:table-cell office:value-type="float" office:value="601.6734693878" calcext:value-type="float">
            <text:p>601.673469387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9.5940594059" calcext:value-type="float">
            <text:p>19.5940594059</text:p>
          </table:table-cell>
          <table:table-cell office:value-type="float" office:value="44195.7623762376" calcext:value-type="float">
            <text:p>44195.7623762376</text:p>
          </table:table-cell>
          <table:table-cell table:formula="of:=[.D75]/[.D76]" office:value-type="float" office:value="3.47922335318971" calcext:value-type="float">
            <text:p>3.4792233532</text:p>
          </table:table-cell>
          <table:table-cell office:value-type="float" office:value="2766897.56435644" calcext:value-type="float">
            <text:p>2766897.56435644</text:p>
          </table:table-cell>
          <table:table-cell office:value-type="float" office:value="400.4356435644" calcext:value-type="float">
            <text:p>400.4356435644</text:p>
          </table:table-cell>
          <table:table-cell office:value-type="float" office:value="601.7425742574" calcext:value-type="float">
            <text:p>601.742574257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work size 1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connections </text:p>
          </table:table-cell>
          <table:table-cell office:value-type="string" calcext:value-type="string">
            <text:p>Avg. size Node list recieved <text:s/></text:p>
          </table:table-cell>
          <table:table-cell office:value-type="string" calcext:value-type="string">
            <text:p>Number of nodes queried to find all nodes </text:p>
          </table:table-cell>
          <table:table-cell office:value-type="string" calcext:value-type="string">
            <text:p>Time taken to find all nodes </text:p>
          </table:table-cell>
          <table:table-cell office:value-type="string" calcext:value-type="string">
            <text:p>Difference between previous and current (time taken for all nodes to be found)</text:p>
          </table:table-cell>
          <table:table-cell office:value-type="string" calcext:value-type="string">
            <text:p><text:s text:c="2"/>Time take to test all nodes if online </text:p>
          </table:table-cell>
          <table:table-cell office:value-type="string" calcext:value-type="string">
            <text:p>Number of nodes online</text:p>
          </table:table-cell>
          <table:table-cell office:value-type="string" calcext:value-type="string">
            <text:p>Number of nodes offline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543.26" calcext:value-type="float">
            <text:p>31543.26</text:p>
          </table:table-cell>
          <table:table-cell office:value-type="float" office:value="5.67" calcext:value-type="float">
            <text:p>5.67</text:p>
          </table:table-cell>
          <table:table-cell office:value-type="float" office:value="9.97" calcext:value-type="float">
            <text:p>9.97</text:p>
          </table:table-cell>
          <table:table-cell/>
          <table:table-cell table:style-name="ce3" office:value-type="string" calcext:value-type="string">
            <text:p>Total ailure to find all nodes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864.5031055901" calcext:value-type="float">
            <text:p>95864.5031055901</text:p>
          </table:table-cell>
          <table:table-cell office:value-type="float" office:value="14.1055900621" calcext:value-type="float">
            <text:p>14.1055900621</text:p>
          </table:table-cell>
          <table:table-cell office:value-type="float" office:value="24.0062111801" calcext:value-type="float">
            <text:p>24.0062111801</text:p>
          </table:table-cell>
          <table:table-cell/>
          <table:table-cell table:style-name="ce3" office:value-type="string" calcext:value-type="string">
            <text:p>Total ailure to find all node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Total ailure to find all node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Total ailure to find all node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Total ailure to find all nodes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147859.25" calcext:value-type="float">
            <text:p>27147859.25</text:p>
          </table:table-cell>
          <table:table-cell office:value-type="float" office:value="3941.19642857143" calcext:value-type="float">
            <text:p>3941.1964285714</text:p>
          </table:table-cell>
          <table:table-cell office:value-type="float" office:value="5884.92857142857" calcext:value-type="float">
            <text:p>5884.9285714286</text:p>
          </table:table-cell>
          <table:table-cell/>
          <table:table-cell table:style-name="ce3" office:value-type="string" calcext:value-type="string">
            <text:p>Total ailure to find all nodes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6702.5892857143" calcext:value-type="float">
            <text:p>6702.5892857143</text:p>
          </table:table-cell>
          <table:table-cell office:value-type="float" office:value="18567353.4642857" calcext:value-type="float">
            <text:p>18567353.4642857</text:p>
          </table:table-cell>
          <table:table-cell/>
          <table:table-cell office:value-type="float" office:value="27683257.8214286" calcext:value-type="float">
            <text:p>27683257.8214286</text:p>
          </table:table-cell>
          <table:table-cell office:value-type="float" office:value="4004.9642857143" calcext:value-type="float">
            <text:p>4004.9642857143</text:p>
          </table:table-cell>
          <table:table-cell office:value-type="float" office:value="5996.2142857143" calcext:value-type="float">
            <text:p>5996.214285714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681.2247557003" calcext:value-type="float">
            <text:p>1681.2247557003</text:p>
          </table:table-cell>
          <table:table-cell office:value-type="float" office:value="4637046.90553746" calcext:value-type="float">
            <text:p>4637046.90553746</text:p>
          </table:table-cell>
          <table:table-cell/>
          <table:table-cell office:value-type="float" office:value="27664415.1498371" calcext:value-type="float">
            <text:p>27664415.1498371</text:p>
          </table:table-cell>
          <table:table-cell office:value-type="float" office:value="4001.5700325733" calcext:value-type="float">
            <text:p>4001.5700325733</text:p>
          </table:table-cell>
          <table:table-cell office:value-type="float" office:value="5999.8078175896" calcext:value-type="float">
            <text:p>5999.807817589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681.6722689076" calcext:value-type="float">
            <text:p>681.6722689076</text:p>
          </table:table-cell>
          <table:table-cell office:value-type="float" office:value="1868681.51260504" calcext:value-type="float">
            <text:p>1868681.51260504</text:p>
          </table:table-cell>
          <table:table-cell/>
          <table:table-cell office:value-type="float" office:value="27639045.4369748" calcext:value-type="float">
            <text:p>27639045.4369748</text:p>
          </table:table-cell>
          <table:table-cell office:value-type="float" office:value="4008.6638655462" calcext:value-type="float">
            <text:p>4008.6638655462</text:p>
          </table:table-cell>
          <table:table-cell office:value-type="float" office:value="5992.9495798319" calcext:value-type="float">
            <text:p>5992.949579831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82.4081632653" calcext:value-type="float">
            <text:p>182.4081632653</text:p>
          </table:table-cell>
          <table:table-cell office:value-type="float" office:value="495021.581632653" calcext:value-type="float">
            <text:p>495021.581632653</text:p>
          </table:table-cell>
          <table:table-cell/>
          <table:table-cell office:value-type="float" office:value="27674303.6020408" calcext:value-type="float">
            <text:p>27674303.6020408</text:p>
          </table:table-cell>
          <table:table-cell office:value-type="float" office:value="3996.5306122449" calcext:value-type="float">
            <text:p>3996.5306122449</text:p>
          </table:table-cell>
          <table:table-cell office:value-type="float" office:value="6005.5816326531" calcext:value-type="float">
            <text:p>6005.5816326531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22:38:21.360944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07T23:16:03.087581665</dc:date>
    <meta:editing-duration>PT1H26M55S</meta:editing-duration>
    <meta:editing-cycles>9</meta:editing-cycles>
    <meta:document-statistic meta:table-count="1" meta:cell-count="437" meta:object-count="0"/>
  </office:meta>
</office:document-meta>
</file>